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.782cm" fo:min-width="2.421cm"/>
    </style:style>
    <style:style style:name="gr2" style:family="graphic" style:parent-style-name="objectwithoutfill">
      <style:graphic-properties draw:stroke="dash" draw:stroke-dash="Fine_20_Dashed"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" style:family="graphic" style:parent-style-name="standard">
      <style:graphic-properties svg:stroke-color="#000000" draw:fill="solid" draw:fill-color="#00cc33" draw:textarea-horizontal-align="justify" draw:textarea-vertical-align="middle" draw:auto-grow-height="false" fo:min-height="1.637cm" fo:min-width="1.387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7.203cm"/>
    </style:style>
    <style:style style:name="gr6" style:family="graphic" style:parent-style-name="standard">
      <style:graphic-properties svg:stroke-color="#000000" draw:fill="none" draw:textarea-vertical-align="middle" draw:auto-grow-height="false" fo:min-height="1.436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9.671cm"/>
    </style:style>
    <style:style style:name="gr8" style:family="graphic" style:parent-style-name="standard">
      <style:graphic-properties svg:stroke-color="#000000" draw:fill="solid" draw:fill-color="#00cc33" draw:textarea-horizontal-align="justify" draw:textarea-vertical-align="middle" draw:auto-grow-height="false" fo:min-height="0.893cm" fo:min-width="3.945cm"/>
    </style:style>
    <style:style style:name="gr9" style:family="graphic" style:parent-style-name="standard">
      <style:graphic-properties svg:stroke-color="#000000" draw:fill="solid" draw:fill-color="#00cc33" draw:textarea-horizontal-align="justify" draw:textarea-vertical-align="middle" draw:auto-grow-height="false" fo:min-height="1.782cm" fo:min-width="2.421cm"/>
    </style:style>
    <style:style style:name="gr10" style:family="graphic" style:parent-style-name="standard">
      <style:graphic-properties svg:stroke-color="#000000" draw:fill="solid" draw:fill-color="#00cc33" draw:textarea-horizontal-align="justify" draw:textarea-vertical-align="middle" draw:auto-grow-height="false" fo:min-height="1.02cm" fo:min-width="1.152cm"/>
    </style:style>
    <style:style style:name="gr11" style:family="graphic" style:parent-style-name="standard">
      <style:graphic-properties draw:stroke="none" draw:fill="none" fo:min-height="0.395cm"/>
    </style:style>
    <style:style style:name="gr12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28.427cm" fo:min-width="7.014cm" fo:padding-top="0.178cm" fo:padding-bottom="0.178cm" fo:padding-left="0.303cm" fo:padding-right="0.30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54cm"/>
    </style:style>
    <style:style style:name="gr14" style:family="graphic" style:parent-style-name="standard">
      <style:graphic-properties svg:stroke-color="#000000" draw:fill="solid" draw:fill-color="#00cc33" draw:textarea-horizontal-align="justify" draw:textarea-vertical-align="middle" draw:auto-grow-height="false" fo:min-height="2.97cm" fo:min-width="3.875cm"/>
    </style:style>
    <style:style style:name="gr15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6" style:family="graphic" style:parent-style-name="standard">
      <style:graphic-properties svg:stroke-color="#000000" draw:fill="solid" draw:fill-color="#ff3333" draw:textarea-horizontal-align="justify" draw:textarea-vertical-align="middle" draw:auto-grow-height="false" fo:min-height="0.893cm" fo:min-width="3.945cm"/>
    </style:style>
    <style:style style:name="gr17" style:family="graphic" style:parent-style-name="standard">
      <style:graphic-properties draw:stroke="none" draw:fill="none" fo:min-height="0.40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437cm"/>
    </style:style>
    <style:style style:name="gr19" style:family="graphic" style:parent-style-name="standard">
      <style:graphic-properties svg:stroke-color="#000000" draw:fill="solid" draw:fill-color="#00cc33" draw:textarea-horizontal-align="justify" draw:textarea-vertical-align="middle" draw:auto-grow-height="false" fo:min-height="0.772cm" fo:min-width="1.152cm"/>
    </style:style>
    <style:style style:name="gr20" style:family="graphic" style:parent-style-name="standard">
      <style:graphic-properties draw:stroke="none" draw:fill="none" fo:min-height="0.781cm"/>
    </style:style>
    <style:style style:name="gr2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86cm" fo:min-width="1.15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448cm"/>
    </style:style>
    <style:style style:name="gr23" style:family="graphic" style:parent-style-name="standard">
      <style:graphic-properties svg:stroke-color="#000000" draw:fill="none" draw:fill-color="#ff3333" draw:textarea-horizontal-align="justify" draw:textarea-vertical-align="middle" draw:auto-grow-height="false" fo:min-height="1.561cm" fo:min-width="3.47cm"/>
    </style:style>
    <style:style style:name="gr24" style:family="graphic" style:parent-style-name="objectwithoutfill">
      <style:graphic-properties svg:stroke-width="0.106cm" draw:marker-start="Arrow" draw:marker-start-width="0.459cm" draw:marker-end="Arrow" draw:marker-end-width="0.459cm" draw:fill="none" draw:textarea-vertical-align="middle" fo:padding-top="0.178cm" fo:padding-bottom="0.178cm" fo:padding-left="0.303cm" fo:padding-right="0.303cm"/>
    </style:style>
    <style:style style:name="gr25" style:family="graphic" style:parent-style-name="objectwithoutfill">
      <style:graphic-properties svg:stroke-width="0.106cm" svg:stroke-color="#3465a4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19cm"/>
    </style:style>
    <style:style style:name="gr27" style:family="graphic" style:parent-style-name="objectwithoutfill">
      <style:graphic-properties draw:stroke="solid" draw:stroke-dash="_32__20_Dots_20_1_20_Dash" svg:stroke-width="0.106cm" svg:stroke-color="#3465a4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354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31cm"/>
    </style:style>
    <style:style style:name="gr31" style:family="graphic" style:parent-style-name="standard">
      <style:graphic-properties svg:stroke-color="#000000" draw:fill="none" draw:textarea-vertical-align="middle" draw:auto-grow-height="false" fo:min-height="2.509cm" fo:min-width="4.313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8.311cm"/>
    </style:style>
    <style:style style:name="gr33" style:family="graphic" style:parent-style-name="standard">
      <style:graphic-properties svg:stroke-color="#000000" draw:fill="solid" draw:fill-color="#999999" draw:textarea-horizontal-align="justify" draw:textarea-vertical-align="middle" draw:auto-grow-height="false" fo:min-height="1.782cm" fo:min-width="2.421cm"/>
    </style:style>
    <style:style style:name="gr34" style:family="graphic" style:parent-style-name="objectwithoutfill">
      <style:graphic-properties svg:stroke-width="0.106cm" svg:stroke-color="#826aaf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35" style:family="graphic" style:parent-style-name="standard">
      <style:graphic-properties svg:stroke-color="#000000" draw:fill="solid" draw:fill-color="#00cc33" draw:textarea-horizontal-align="justify" draw:textarea-vertical-align="middle" draw:auto-grow-height="false" fo:min-height="0.886cm" fo:min-width="1.152cm"/>
    </style:style>
    <style:style style:name="gr36" style:family="graphic" style:parent-style-name="standard">
      <style:graphic-properties draw:stroke="none" draw:fill="none" fo:min-height="0.789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Times New Roman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00cc33"/>
      <style:paragraph-properties fo:text-align="center"/>
      <style:text-properties style:font-name="Times New Roman"/>
    </style:style>
    <style:style style:name="P5" style:family="paragraph">
      <loext:graphic-properties draw:fill="none" draw:fill-color="#ffffff"/>
      <style:text-properties fo:font-size="10pt" style:font-size-asian="10pt" style:font-size-complex="10pt"/>
    </style:style>
    <style:style style:name="P6" style:family="paragraph">
      <loext:graphic-properties draw:fill="solid" draw:fill-color="#00cc33"/>
      <style:paragraph-properties fo:text-align="center"/>
    </style:style>
    <style:style style:name="P7" style:family="paragraph">
      <loext:graphic-properties draw:fill="none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solid" draw:fill-color="#ff3333"/>
      <style:paragraph-properties fo:text-align="center"/>
      <style:text-properties style:font-name="Times New Roman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loext:graphic-properties draw:fill="none" draw:fill-color="#ffffff"/>
      <style:text-properties fo:font-size="14pt" style:font-size-asian="14pt" style:font-size-complex="14pt"/>
    </style:style>
    <style:style style:name="P12" style:family="paragraph">
      <loext:graphic-properties draw:fill="none" draw:fill-color="#ff3333"/>
      <style:paragraph-properties fo:text-align="center"/>
    </style:style>
    <style:style style:name="P13" style:family="paragraph">
      <loext:graphic-properties draw:fill="solid" draw:fill-color="#999999"/>
      <style:paragraph-properties fo:text-align="center"/>
      <style:text-properties style:font-name="Times New Roman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000000" fo:font-size="10pt" style:font-size-asian="10pt" style:font-size-complex="10pt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921cm" svg:height="2.032cm" svg:x="14.937cm" svg:y="7.637cm">
          <text:p text:style-name="P1"><text:span text:style-name="T1">MCI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3.225cm" svg:y1="4.602cm" svg:x2="23.209cm" svg:y2="43.291cm">
          <text:p/>
        </draw:line>
        <draw:custom-shape draw:style-name="gr3" draw:text-style-name="P4" xml:id="id2" draw:id="id2" draw:layer="layout" svg:width="2.667cm" svg:height="2.667cm" svg:x="31.733cm" svg:y="7.364cm">
          <text:p text:style-name="P1"><text:span text:style-name="T1">WWW</text:span></text:p>
          <text:p text:style-name="P1"><text:span text:style-name="T2">VASMC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17.858cm" svg:y1="8.653cm" svg:x2="31.733cm" svg:y2="8.698cm" draw:start-shape="id1" draw:start-glue-point="1" draw:end-shape="id2" draw:end-glue-point="6" svg:d="M17858 8653l13875 45" svg:viewBox="0 0 13876 46">
          <text:p/>
        </draw:connector>
        <draw:frame draw:style-name="gr5" draw:text-style-name="P5" draw:layer="layout" svg:width="7.703cm" svg:height="0.645cm" svg:x="32.779cm" svg:y="13.052cm">
          <draw:text-box>
            <text:p><text:span text:style-name="T3">OTP :</text:span><text:span text:style-name="T4"> </text:span><text:span text:style-name="T4"><text:a xlink:href="http://localhost:8080/VASMCI/OTPPage" xlink:type="simple">http://localhost:8080/VASMCI/OTPPage</text:a></text:span></text:p>
          </draw:text-box>
        </draw:frame>
        <draw:custom-shape draw:style-name="gr6" draw:text-style-name="P3" xml:id="id3" draw:id="id3" draw:layer="layout" svg:width="0.635cm" svg:height="1.778cm" svg:x="32.479cm" svg:y="12.93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4" draw:text-style-name="P3" draw:layer="layout" svg:x1="32.123cm" svg:y1="9.641cm" svg:x2="32.479cm" svg:y2="13.82cm" draw:start-shape="id2" draw:start-glue-point="7" draw:end-shape="id3" draw:end-glue-point="5" svg:d="M32123 9641h-892v4179h1248" svg:viewBox="0 0 1249 4180">
          <text:p/>
        </draw:connector>
        <draw:frame draw:style-name="gr7" draw:text-style-name="P5" draw:layer="layout" svg:width="10.171cm" svg:height="0.645cm" svg:x="32.78cm" svg:y="13.953cm">
          <draw:text-box>
            <text:p><text:span text:style-name="T3">Receive Message :</text:span><text:span text:style-name="T4"> </text:span><text:span text:style-name="T4"><text:a xlink:href="http://localhost:8080/VASMCI/ReceiveMsg" xlink:type="simple">http://localhost:8080/VASMCI/ReceiveMsg</text:a></text:span></text:p>
          </draw:text-box>
        </draw:frame>
        <draw:custom-shape draw:style-name="gr8" draw:text-style-name="P4" xml:id="id5" draw:id="id5" draw:layer="layout" svg:width="4.445cm" svg:height="1.143cm" svg:x="42.497cm" svg:y="7.018cm">
          <text:p text:style-name="P1"><text:span text:style-name="T1">Q-OT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xml:id="id4" draw:id="id4" draw:layer="layout" svg:width="4.445cm" svg:height="1.143cm" svg:x="42.497cm" svg:y="9.418cm">
          <text:p text:style-name="P1"><text:span text:style-name="T1">Q-ReceiveMsg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34.4cm" svg:y1="8.698cm" svg:x2="42.497cm" svg:y2="9.989cm" draw:start-shape="id2" draw:start-glue-point="10" draw:end-shape="id4" draw:end-glue-point="3" svg:d="M34400 8698h4048v1291h4049" svg:viewBox="0 0 8098 1292">
          <text:p/>
        </draw:connector>
        <draw:connector draw:style-name="gr4" draw:text-style-name="P3" draw:layer="layout" svg:x1="34.4cm" svg:y1="8.698cm" svg:x2="42.497cm" svg:y2="7.589cm" draw:start-shape="id2" draw:start-glue-point="10" draw:end-shape="id5" draw:end-glue-point="3" svg:d="M34400 8698h4048v-1109h4049" svg:viewBox="0 0 8098 1110">
          <text:p/>
        </draw:connector>
        <draw:custom-shape draw:style-name="gr9" draw:text-style-name="P4" xml:id="id6" draw:id="id6" draw:layer="layout" svg:width="2.921cm" svg:height="2.032cm" svg:x="50.037cm" svg:y="7.637cm">
          <text:p text:style-name="P1"><text:span text:style-name="T1">Consumer</text:span></text:p>
          <text:p text:style-name="P1"><text:span text:style-name="T1">Save log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46.942cm" svg:y1="7.589cm" svg:x2="50.037cm" svg:y2="8.653cm" draw:start-shape="id5" draw:start-glue-point="1" draw:end-shape="id6" svg:d="M46942 7589h1547v1064h1548" svg:viewBox="0 0 3096 1065">
          <text:p/>
        </draw:connector>
        <draw:connector draw:style-name="gr4" draw:text-style-name="P3" draw:layer="layout" svg:x1="46.942cm" svg:y1="9.989cm" svg:x2="50.037cm" svg:y2="8.653cm" draw:start-shape="id4" draw:start-glue-point="1" draw:end-shape="id6" draw:end-glue-point="3" svg:d="M46942 9989h1547v-1336h1548" svg:viewBox="0 0 3096 1337">
          <text:p/>
        </draw:connector>
        <draw:custom-shape draw:style-name="gr10" draw:text-style-name="P6" xml:id="id7" draw:id="id7" draw:layer="layout" svg:width="1.651cm" svg:height="2.032cm" svg:x="56.713cm" svg:y="7.61cm">
          <text:p text:style-name="P1">DB</text:p>
          <draw:enhanced-geometry svg:viewBox="0 0 88 21600" draw:glue-points="44 ?f6 44 0 0 10800 44 21600 88 10800" draw:text-areas="0 ?f6 88 ?f3" draw:type="can" draw:modifiers="4834.23512051156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6" xml:id="id8" draw:id="id8" draw:layer="layout" svg:width="1.651cm" svg:height="2.032cm" svg:x="56.693cm" svg:y="10.444cm">
          <text:p text:style-name="P1">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4" draw:text-style-name="P3" draw:layer="layout" svg:x1="52.958cm" svg:y1="8.653cm" svg:x2="56.713cm" svg:y2="8.626cm" draw:start-shape="id6" draw:start-glue-point="1" draw:end-shape="id7" draw:end-glue-point="6" svg:d="M52958 8653h1877v-27h1878" svg:viewBox="0 0 3756 28">
          <text:p/>
        </draw:connector>
        <draw:connector draw:style-name="gr4" draw:text-style-name="P3" draw:layer="layout" svg:x1="52.958cm" svg:y1="8.653cm" svg:x2="56.693cm" svg:y2="11.46cm" draw:start-shape="id6" draw:start-glue-point="1" draw:end-shape="id8" draw:end-glue-point="3" svg:d="M52958 8653h1867v2807h1868" svg:viewBox="0 0 3736 2808">
          <text:p/>
        </draw:connector>
        <draw:frame draw:style-name="gr11" draw:text-style-name="P7" draw:layer="layout" svg:width="2.286cm" svg:height="0.645cm" svg:x="56.424cm" svg:y="9.669cm">
          <draw:text-box>
            <text:p><text:span text:style-name="T3">tbl_otp_log</text:span></text:p>
          </draw:text-box>
        </draw:frame>
        <draw:frame draw:style-name="gr11" draw:text-style-name="P7" draw:layer="layout" svg:width="3.175cm" svg:height="0.645cm" svg:x="56.024cm" svg:y="12.369cm">
          <draw:text-box>
            <text:p><text:span text:style-name="T3">tbl_receive_msg</text:span></text:p>
          </draw:text-box>
        </draw:frame>
        <draw:custom-shape draw:style-name="gr8" draw:text-style-name="P4" xml:id="id9" draw:id="id9" draw:layer="layout" svg:width="4.445cm" svg:height="1.143cm" svg:x="42.469cm" svg:y="15.13cm">
          <text:p text:style-name="P1"><text:span text:style-name="T1">Q-Sub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xml:id="id10" draw:id="id10" draw:layer="layout" svg:width="4.445cm" svg:height="1.143cm" svg:x="42.469cm" svg:y="16.794cm">
          <text:p text:style-name="P1"><text:span text:style-name="T1">Q-UnSubUser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51.497cm" svg:y1="9.669cm" svg:x2="46.914cm" svg:y2="15.701cm" draw:start-shape="id6" draw:start-glue-point="2" draw:end-shape="id9" draw:end-glue-point="1" svg:d="M51497 9669v6032h-4583" svg:viewBox="0 0 4584 6033">
          <text:p/>
        </draw:connector>
        <draw:connector draw:style-name="gr4" draw:text-style-name="P3" draw:layer="layout" svg:x1="51.497cm" svg:y1="9.669cm" svg:x2="46.914cm" svg:y2="17.365cm" draw:start-shape="id6" draw:start-glue-point="2" draw:end-shape="id10" draw:end-glue-point="1" svg:d="M51497 9669v7696h-4583" svg:viewBox="0 0 4584 7697">
          <text:p/>
        </draw:connector>
        <draw:custom-shape draw:style-name="gr9" draw:text-style-name="P4" xml:id="id11" draw:id="id11" draw:layer="layout" svg:width="2.921cm" svg:height="2.032cm" svg:x="28.476cm" svg:y="28.391cm">
          <text:p text:style-name="P1"><text:span text:style-name="T1">Consumer</text:span></text:p>
          <text:p text:style-name="P1"><text:span text:style-name="T1">Sub User</text:span></text:p>
          <draw:enhanced-geometry svg:viewBox="0 0 21600 21600" draw:type="rectangle" draw:enhanced-path="M 0 0 L 21600 0 21600 21600 0 21600 0 0 Z N"/>
        </draw:custom-shape>
        <draw:custom-shape draw:style-name="gr9" draw:text-style-name="P4" xml:id="id12" draw:id="id12" draw:layer="layout" svg:width="2.921cm" svg:height="2.032cm" svg:x="28.476cm" svg:y="32.836cm">
          <text:p text:style-name="P1"><text:span text:style-name="T1">Consumer</text:span></text:p>
          <text:p text:style-name="P1"><text:span text:style-name="T1">UnSub</text:span></text:p>
          <text:p text:style-name="P1"><text:span text:style-name="T1">User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line-skew="-0.745cm" svg:x1="42.469cm" svg:y1="15.701cm" svg:x2="28.476cm" svg:y2="29.407cm" draw:start-shape="id9" draw:start-glue-point="3" draw:end-shape="id11" draw:end-glue-point="3" svg:d="M42469 15701h-15240v13706h1247" svg:viewBox="0 0 15241 13707">
          <text:p/>
        </draw:connector>
        <draw:connector draw:style-name="gr4" draw:text-style-name="P3" draw:layer="layout" draw:line-skew="-1.745cm" svg:x1="42.469cm" svg:y1="17.365cm" svg:x2="28.476cm" svg:y2="33.852cm" draw:start-shape="id10" draw:start-glue-point="3" draw:end-shape="id12" draw:end-glue-point="3" svg:d="M42469 17365h-16240v16487h2247" svg:viewBox="0 0 16241 16488">
          <text:p/>
        </draw:connector>
        <draw:custom-shape draw:style-name="gr8" draw:text-style-name="P4" xml:id="id13" draw:id="id13" draw:layer="layout" svg:width="4.445cm" svg:height="1.143cm" svg:x="42.469cm" svg:y="29.361cm">
          <text:p text:style-name="P1"><text:span text:style-name="T1">Q-SMS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31.397cm" svg:y1="29.407cm" svg:x2="42.469cm" svg:y2="29.932cm" draw:start-shape="id11" draw:start-glue-point="1" draw:end-shape="id13" draw:end-glue-point="3" svg:d="M31397 29407h5535v525h5537" svg:viewBox="0 0 11073 526">
          <text:p/>
        </draw:connector>
        <draw:connector draw:style-name="gr4" draw:text-style-name="P3" draw:layer="layout" draw:line-skew="0.001cm" svg:x1="31.397cm" svg:y1="33.852cm" svg:x2="42.469cm" svg:y2="29.932cm" draw:start-shape="id12" draw:start-glue-point="1" draw:end-shape="id13" draw:end-glue-point="3" svg:d="M31397 33852h5536v-3920h5536" svg:viewBox="0 0 11073 3921">
          <text:p/>
        </draw:connector>
        <draw:custom-shape draw:style-name="gr9" draw:text-style-name="P4" xml:id="id22" draw:id="id22" draw:layer="layout" svg:width="2.921cm" svg:height="2.032cm" svg:x="53.089cm" svg:y="28.899cm">
          <text:p text:style-name="P1"><text:span text:style-name="T1">Consumer</text:span></text:p>
          <text:p text:style-name="P1"><text:span text:style-name="T1">SMS</text:span></text:p>
          <text:p text:style-name="P1"><text:span text:style-name="T1">Parsing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60.647cm" svg:y1="4.602cm" svg:x2="60.591cm" svg:y2="42.656cm">
          <text:p/>
        </draw:line>
        <draw:custom-shape draw:style-name="gr1" draw:text-style-name="P2" xml:id="id26" draw:id="id26" draw:layer="layout" svg:width="2.921cm" svg:height="2.032cm" svg:x="62.408cm" svg:y="28.853cm">
          <text:p text:style-name="P1"><text:span text:style-name="T1">MCI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xml:id="id14" draw:id="id14" draw:layer="layout" svg:width="1.651cm" svg:height="2.032cm" svg:x="56.713cm" svg:y="14.112cm">
          <text:p text:style-name="P1">DB</text:p>
          <draw:enhanced-geometry svg:viewBox="0 0 88 21600" draw:glue-points="44 ?f6 44 0 0 10800 44 21600 88 10800" draw:text-areas="0 ?f6 88 ?f3" draw:type="can" draw:modifiers="6353.5661583866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1" draw:text-style-name="P7" draw:layer="layout" svg:width="3.175cm" svg:height="0.645cm" svg:x="56.025cm" svg:y="13.47cm">
          <draw:text-box>
            <text:p><text:span text:style-name="T3">tbl_mo_mt_log</text:span></text:p>
          </draw:text-box>
        </draw:frame>
        <draw:connector draw:style-name="gr4" draw:text-style-name="P3" draw:layer="layout" svg:x1="52.958cm" svg:y1="8.653cm" svg:x2="56.713cm" svg:y2="15.128cm" draw:start-shape="id6" draw:start-glue-point="1" draw:end-shape="id14" draw:end-glue-point="6" svg:d="M52958 8653h1877v6475h1878" svg:viewBox="0 0 3756 6476">
          <text:p/>
        </draw:connector>
        <draw:custom-shape draw:style-name="gr12" draw:text-style-name="P3" draw:layer="layout" svg:width="7.62cm" svg:height="28.783cm" svg:x="41.199cm" svg:y="5.745cm">
          <text:p/>
          <draw:enhanced-geometry svg:viewBox="0 0 21600 21600" draw:type="rectangle" draw:enhanced-path="M 0 0 L 21600 0 21600 21600 0 21600 0 0 Z N"/>
        </draw:custom-shape>
        <draw:frame draw:style-name="gr13" draw:text-style-name="P8" draw:layer="layout" svg:width="3.254cm" svg:height="0.962cm" svg:x="43.312cm" svg:y="4.791cm">
          <draw:text-box>
            <text:p>ActiveMQ</text:p>
          </draw:text-box>
        </draw:frame>
        <draw:custom-shape draw:style-name="gr14" draw:text-style-name="P6" xml:id="id15" draw:id="id15" draw:layer="layout" svg:width="5.08cm" svg:height="4.826cm" svg:x="54.661cm" svg:y="44.819cm">
          <text:p text:style-name="P1">Setting.json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line draw:style-name="gr15" draw:text-style-name="P3" xml:id="id16" draw:id="id16" draw:layer="layout" svg:x1="26.063cm" svg:y1="41.741cm" svg:x2="59.679cm" svg:y2="41.779cm">
          <text:p/>
        </draw:line>
        <draw:connector draw:style-name="gr4" draw:text-style-name="P3" draw:layer="layout" svg:x1="54.661cm" svg:y1="47.232cm" svg:x2="42.871cm" svg:y2="41.779cm" draw:start-shape="id15" draw:start-glue-point="5" draw:end-shape="id16" svg:d="M54661 47232h-11790v-5453" svg:viewBox="0 0 11791 5454">
          <text:p/>
        </draw:connector>
        <draw:custom-shape draw:style-name="gr16" draw:text-style-name="P9" xml:id="id17" draw:id="id17" draw:layer="layout" svg:width="4.445cm" svg:height="1.143cm" svg:x="42.497cm" svg:y="11.518cm">
          <text:p text:style-name="P1"><text:span text:style-name="T1">Q-Notification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34.4cm" svg:y1="8.698cm" svg:x2="42.497cm" svg:y2="12.089cm" draw:start-shape="id2" draw:start-glue-point="10" draw:end-shape="id17" draw:end-glue-point="3" svg:d="M34400 8698h4048v3391h4049" svg:viewBox="0 0 8098 3392">
          <text:p/>
        </draw:connector>
        <draw:connector draw:style-name="gr4" draw:text-style-name="P3" draw:layer="layout" svg:x1="46.942cm" svg:y1="12.089cm" svg:x2="50.037cm" svg:y2="8.653cm" draw:start-shape="id17" draw:start-glue-point="1" draw:end-shape="id6" draw:end-glue-point="3" svg:d="M46942 12089h1547v-3436h1548" svg:viewBox="0 0 3096 3437">
          <text:p/>
        </draw:connector>
        <draw:custom-shape draw:style-name="gr10" draw:text-style-name="P6" xml:id="id18" draw:id="id18" draw:layer="layout" svg:width="1.651cm" svg:height="2.032cm" svg:x="56.693cm" svg:y="4.856cm">
          <text:p text:style-name="P1">DB</text:p>
          <draw:enhanced-geometry svg:viewBox="0 0 88 21600" draw:glue-points="44 ?f6 44 0 0 10800 44 21600 88 10800" draw:text-areas="0 ?f6 88 ?f3" draw:type="can" draw:modifiers="7161.0427939006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7" draw:text-style-name="P7" draw:layer="layout" svg:width="2.555cm" svg:height="0.654cm" svg:x="56.424cm" svg:y="6.869cm">
          <draw:text-box>
            <text:p><text:span text:style-name="T3">tbl_services</text:span></text:p>
          </draw:text-box>
        </draw:frame>
        <draw:connector draw:style-name="gr4" draw:text-style-name="P3" draw:layer="layout" svg:x1="56.693cm" svg:y1="5.872cm" svg:x2="52.958cm" svg:y2="8.653cm" draw:start-shape="id18" draw:start-glue-point="6" draw:end-shape="id6" svg:d="M56693 5872h-1868v2781h-1867" svg:viewBox="0 0 3736 2782">
          <text:p/>
        </draw:connector>
        <draw:connector draw:style-name="gr4" draw:text-style-name="P3" draw:layer="layout" svg:x1="27.619cm" svg:y1="9.357cm" svg:x2="29.936cm" svg:y2="28.391cm" draw:start-shape="id19" draw:start-glue-point="5" draw:end-shape="id11" draw:end-glue-point="0" svg:d="M27619 9357v-501h2317v19535" svg:viewBox="0 0 2318 19536">
          <text:p/>
        </draw:connector>
        <draw:frame draw:style-name="gr18" draw:text-style-name="P8" draw:layer="layout" svg:width="6.937cm" svg:height="0.962cm" draw:transform="rotate (1.56538580611371) translate (29.808cm 15.73cm)">
          <draw:text-box>
            <text:p>get Welcome message</text:p>
          </draw:text-box>
        </draw:frame>
        <draw:custom-shape draw:style-name="gr19" draw:text-style-name="P6" xml:id="id19" draw:id="id19" draw:layer="layout" svg:width="1.651cm" svg:height="2.032cm" svg:x="26.793cm" svg:y="9.357cm">
          <text:p text:style-name="P1">DB</text:p>
          <draw:enhanced-geometry svg:viewBox="0 0 88 21600" draw:glue-points="44 ?f6 44 0 0 10800 44 21600 88 10800" draw:text-areas="0 ?f6 88 ?f3" draw:type="can" draw:modifiers="7161.0427939006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7" draw:text-style-name="P7" draw:layer="layout" svg:width="2.555cm" svg:height="0.654cm" svg:x="26.325cm" svg:y="11.369cm">
          <draw:text-box>
            <text:p><text:span text:style-name="T3">tbl_services</text:span></text:p>
          </draw:text-box>
        </draw:frame>
        <draw:custom-shape draw:style-name="gr19" draw:text-style-name="P6" xml:id="id20" draw:id="id20" draw:layer="layout" svg:width="1.651cm" svg:height="2.032cm" svg:x="26.793cm" svg:y="12.358cm">
          <text:p text:style-name="P1">DB</text:p>
          <draw:enhanced-geometry svg:viewBox="0 0 88 21600" draw:glue-points="44 ?f6 44 0 0 10800 44 21600 88 10800" draw:text-areas="0 ?f6 88 ?f3" draw:type="can" draw:modifiers="7161.0427939006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0" draw:text-style-name="P7" draw:layer="layout" svg:width="3.293cm" svg:height="1.031cm" svg:x="26.026cm" svg:y="14.369cm">
          <draw:text-box>
            <text:p><text:span text:style-name="T3">tbl_serviceusers</text:span></text:p>
          </draw:text-box>
        </draw:frame>
        <draw:connector draw:style-name="gr4" draw:text-style-name="P3" draw:layer="layout" svg:x1="29.936cm" svg:y1="28.391cm" svg:x2="28.444cm" svg:y2="13.374cm" draw:start-shape="id11" draw:start-glue-point="0" draw:end-shape="id20" draw:end-glue-point="8" svg:d="M29936 28391v-15017h-1492" svg:viewBox="0 0 1493 15018">
          <text:p/>
        </draw:connector>
        <draw:custom-shape draw:style-name="gr8" draw:text-style-name="P4" xml:id="id21" draw:id="id21" draw:layer="layout" svg:width="4.445cm" svg:height="1.143cm" svg:x="42.469cm" svg:y="30.961cm">
          <text:p text:style-name="P1"><text:span text:style-name="T1">Q-ErrorPushOTP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31.397cm" svg:y1="29.407cm" svg:x2="42.469cm" svg:y2="31.532cm" draw:start-shape="id11" draw:start-glue-point="1" draw:end-shape="id21" draw:end-glue-point="3" svg:d="M31397 29407h5526v2125h5546" svg:viewBox="0 0 11073 2126">
          <text:p/>
        </draw:connector>
        <draw:connector draw:style-name="gr4" draw:text-style-name="P3" draw:layer="layout" svg:x1="31.397cm" svg:y1="33.852cm" svg:x2="42.469cm" svg:y2="31.532cm" draw:start-shape="id12" draw:start-glue-point="1" draw:end-shape="id21" draw:end-glue-point="3" svg:d="M31397 33852h5526v-2320h5546" svg:viewBox="0 0 11073 2321">
          <text:p/>
        </draw:connector>
        <draw:connector draw:style-name="gr4" draw:text-style-name="P3" draw:layer="layout" draw:line-skew="-1.583cm" svg:x1="46.914cm" svg:y1="29.932cm" svg:x2="53.089cm" svg:y2="29.915cm" draw:start-shape="id13" draw:start-glue-point="1" draw:end-shape="id22" draw:end-glue-point="3" svg:d="M46914 29932h1504v-17h4671" svg:viewBox="0 0 6176 18">
          <text:p/>
        </draw:connector>
        <draw:custom-shape draw:style-name="gr8" draw:text-style-name="P4" xml:id="id23" draw:id="id23" draw:layer="layout" svg:width="4.445cm" svg:height="1.143cm" svg:x="42.468cm" svg:y="32.561cm">
          <text:p text:style-name="P1"><text:span text:style-name="T1">Q-PushOTPResp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31.397cm" svg:y1="29.407cm" svg:x2="42.468cm" svg:y2="33.132cm" draw:start-shape="id11" draw:start-glue-point="1" draw:end-shape="id23" draw:end-glue-point="3" svg:d="M31397 29407h5535v3725h5536" svg:viewBox="0 0 11072 3726">
          <text:p/>
        </draw:connector>
        <draw:connector draw:style-name="gr4" draw:text-style-name="P3" draw:layer="layout" svg:x1="31.397cm" svg:y1="33.852cm" svg:x2="42.468cm" svg:y2="33.132cm" draw:start-shape="id12" draw:start-glue-point="1" draw:end-shape="id23" draw:end-glue-point="3" svg:d="M31397 33852h5535v-720h5536" svg:viewBox="0 0 11072 721">
          <text:p/>
        </draw:connector>
        <draw:custom-shape draw:style-name="gr1" draw:text-style-name="P2" xml:id="id24" draw:id="id24" draw:layer="layout" svg:width="2.921cm" svg:height="2.032cm" svg:x="50.089cm" svg:y="32.709cm">
          <text:p text:style-name="P1"><text:span text:style-name="T1">???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46.914cm" svg:y1="31.532cm" svg:x2="50.089cm" svg:y2="33.725cm" draw:start-shape="id21" draw:start-glue-point="1" draw:end-shape="id24" draw:end-glue-point="3" svg:d="M46914 31532h1595v2193h1580" svg:viewBox="0 0 3176 2194">
          <text:p/>
        </draw:connector>
        <draw:connector draw:style-name="gr4" draw:text-style-name="P3" draw:layer="layout" svg:x1="46.913cm" svg:y1="33.132cm" svg:x2="50.089cm" svg:y2="33.725cm" draw:start-shape="id23" draw:start-glue-point="1" draw:end-shape="id24" draw:end-glue-point="3" svg:d="M46913 33132h1587v593h1589" svg:viewBox="0 0 3177 594">
          <text:p/>
        </draw:connector>
        <draw:custom-shape draw:style-name="gr21" draw:text-style-name="P10" xml:id="id25" draw:id="id25" draw:layer="layout" svg:width="1.651cm" svg:height="2.032cm" svg:x="56.693cm" svg:y="32.709cm">
          <text:p text:style-name="P1">??</text:p>
          <draw:enhanced-geometry svg:viewBox="0 0 88 21600" draw:glue-points="44 ?f6 44 0 0 10800 44 21600 88 10800" draw:text-areas="0 ?f6 88 ?f3" draw:type="can" draw:modifiers="6353.5661583866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4" draw:text-style-name="P3" draw:layer="layout" svg:x1="53.01cm" svg:y1="33.725cm" svg:x2="56.693cm" svg:y2="33.725cm" draw:start-shape="id24" draw:start-glue-point="1" draw:end-shape="id25" draw:end-glue-point="6" svg:d="M53010 33725h3683" svg:viewBox="0 0 3684 1">
          <text:p/>
        </draw:connector>
        <draw:connector draw:style-name="gr4" draw:text-style-name="P3" draw:layer="layout" draw:line-skew="1.023cm 5.143cm" svg:x1="58.344cm" svg:y1="5.872cm" svg:x2="54.549cm" svg:y2="28.899cm" draw:start-shape="id18" draw:start-glue-point="8" draw:end-shape="id22" draw:end-glue-point="0" svg:d="M58344 5872h1524v17165h-5319v5862" svg:viewBox="0 0 5320 23028">
          <text:p/>
        </draw:connector>
        <draw:frame draw:style-name="gr22" draw:text-style-name="P11" draw:layer="layout" svg:width="3.948cm" svg:height="0.806cm" svg:x="53.645cm" svg:y="17.148cm">
          <draw:text-box>
            <text:p><text:span text:style-name="T5">Get Short Code</text:span></text:p>
          </draw:text-box>
        </draw:frame>
        <draw:connector draw:style-name="gr4" draw:text-style-name="P3" draw:layer="layout" draw:line-skew="0.737cm 0.622cm" svg:x1="54.549cm" svg:y1="30.931cm" svg:x2="58.364cm" svg:y2="15.128cm" draw:start-shape="id22" draw:start-glue-point="2" draw:end-shape="id14" draw:end-glue-point="8" svg:d="M54549 30931v1277h4938v-17080h-1123" svg:viewBox="0 0 4939 17081">
          <text:p/>
        </draw:connector>
        <draw:connector draw:style-name="gr4" draw:text-style-name="P3" draw:layer="layout" svg:x1="56.01cm" svg:y1="29.915cm" svg:x2="57.539cm" svg:y2="16.144cm" draw:start-shape="id22" draw:start-glue-point="1" draw:end-shape="id14" draw:end-glue-point="7" svg:d="M56010 29915h1529v-13771" svg:viewBox="0 0 1530 13772">
          <text:p/>
        </draw:connector>
        <draw:connector draw:style-name="gr4" draw:text-style-name="P3" draw:layer="layout" draw:type="line" svg:x1="56.01cm" svg:y1="29.915cm" svg:x2="62.408cm" svg:y2="29.869cm" draw:start-shape="id22" draw:start-glue-point="1" draw:end-shape="id26" draw:end-glue-point="3" svg:d="M56010 29915l6398-46" svg:viewBox="0 0 6399 47">
          <text:p/>
        </draw:connector>
        <draw:custom-shape draw:style-name="gr8" draw:text-style-name="P4" xml:id="id27" draw:id="id27" draw:layer="layout" svg:width="4.445cm" svg:height="1.143cm" svg:x="42.469cm" svg:y="18.794cm">
          <text:p text:style-name="P1"><text:span text:style-name="T1">Q-OtherMsg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51.497cm" svg:y1="9.669cm" svg:x2="46.914cm" svg:y2="19.365cm" draw:start-shape="id6" draw:start-glue-point="2" draw:end-shape="id27" draw:end-glue-point="1" svg:d="M51497 9669v9696h-4583" svg:viewBox="0 0 4584 9697">
          <text:p/>
        </draw:connector>
        <draw:custom-shape draw:style-name="gr9" draw:text-style-name="P4" xml:id="id28" draw:id="id28" draw:layer="layout" svg:width="2.921cm" svg:height="2.032cm" svg:x="36.334cm" svg:y="18.345cm">
          <text:p text:style-name="P1"><text:span text:style-name="T1">Consumer</text:span></text:p>
          <text:p text:style-name="P1"><text:span text:style-name="T1">OtherMsg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42.469cm" svg:y1="19.365cm" svg:x2="39.255cm" svg:y2="19.361cm" draw:start-shape="id27" draw:start-glue-point="3" draw:end-shape="id28" draw:end-glue-point="1" svg:d="M42469 19365h-1608v-4h-1606" svg:viewBox="0 0 3215 5">
          <text:p/>
        </draw:connector>
        <draw:connector draw:style-name="gr4" draw:text-style-name="P3" draw:layer="layout" draw:line-skew="0.769cm" svg:x1="37.794cm" svg:y1="20.377cm" svg:x2="44.691cm" svg:y2="29.361cm" draw:start-shape="id28" draw:start-glue-point="2" draw:end-shape="id13" draw:end-glue-point="0" svg:d="M37794 20377v5261h6897v3723" svg:viewBox="0 0 6898 8985">
          <text:p/>
        </draw:connector>
        <draw:custom-shape draw:style-name="gr3" draw:text-style-name="P4" xml:id="id30" draw:id="id30" draw:layer="layout" svg:width="2.667cm" svg:height="2.667cm" svg:x="31.733cm" svg:y="37.964cm">
          <text:p text:style-name="P1"><text:span text:style-name="T1">WWW</text:span></text:p>
          <text:p text:style-name="P1"><text:span text:style-name="T2">MAP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2" xml:id="id29" draw:id="id29" draw:layer="layout" svg:width="4.572cm" svg:height="2.413cm" svg:x="12.621cm" svg:y="38.084cm">
          <text:p text:style-name="P1">Mobile App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24" draw:text-style-name="P3" draw:layer="layout" svg:x1="17.193cm" svg:y1="39.29cm" svg:x2="31.733cm" svg:y2="39.298cm" draw:start-shape="id29" draw:start-glue-point="1" draw:end-shape="id30" draw:end-glue-point="6" svg:d="M17193 39290h7270v8h7270" svg:viewBox="0 0 14541 9">
          <text:p/>
        </draw:connector>
        <draw:custom-shape draw:style-name="gr8" draw:text-style-name="P4" xml:id="id31" draw:id="id31" draw:layer="layout" svg:width="4.445cm" svg:height="1.143cm" svg:x="42.469cm" svg:y="21.594cm">
          <text:p text:style-name="P1"><text:span text:style-name="T1">Q-OTPBuffer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51.497cm" svg:y1="9.669cm" svg:x2="46.914cm" svg:y2="22.165cm" draw:start-shape="id6" draw:start-glue-point="2" draw:end-shape="id31" draw:end-glue-point="1" svg:d="M51497 9669v12496h-4583" svg:viewBox="0 0 4584 12497">
          <text:p/>
        </draw:connector>
        <draw:connector draw:style-name="gr25" draw:text-style-name="P3" draw:layer="layout" draw:line-skew="1.444cm" svg:x1="58.364cm" svg:y1="8.626cm" svg:x2="34.4cm" svg:y2="39.298cm" draw:start-shape="id7" draw:start-glue-point="8" draw:end-shape="id30" draw:end-glue-point="10" svg:d="M58364 8626h1945v30672h-25909" svg:viewBox="0 0 25910 30673">
          <text:p/>
        </draw:connector>
        <draw:connector draw:style-name="gr25" draw:text-style-name="P3" draw:layer="layout" svg:x1="34.4cm" svg:y1="39.298cm" svg:x2="63.868cm" svg:y2="30.885cm" draw:start-shape="id30" draw:start-glue-point="10" draw:end-shape="id26" draw:end-glue-point="2" svg:d="M34400 39298h29468v-8413" svg:viewBox="0 0 29469 8414">
          <text:p/>
        </draw:connector>
        <draw:frame draw:style-name="gr26" draw:text-style-name="P8" draw:layer="layout" svg:width="4.519cm" svg:height="0.962cm" svg:x="49.768cm" svg:y="38.392cm">
          <draw:text-box>
            <text:p>Call PushOTP</text:p>
          </draw:text-box>
        </draw:frame>
        <draw:connector draw:style-name="gr27" draw:text-style-name="P3" draw:layer="layout" draw:line-skew="-1.069cm" svg:x1="57.519cm" svg:y1="4.856cm" svg:x2="37.794cm" svg:y2="18.345cm" draw:start-shape="id18" draw:start-glue-point="5" draw:end-shape="id28" draw:end-glue-point="0" svg:d="M57519 4856v-1570h-19725v15059" svg:viewBox="0 0 19726 15060">
          <text:p/>
        </draw:connector>
        <draw:frame draw:style-name="gr28" draw:text-style-name="P8" draw:layer="layout" svg:width="13.854cm" svg:height="0.962cm" svg:x="38.708cm" svg:y="2.27cm">
          <draw:text-box>
            <text:p>Get Response of empty and unknown message</text:p>
          </draw:text-box>
        </draw:frame>
        <draw:frame draw:style-name="gr29" draw:text-style-name="P8" draw:layer="layout" svg:width="4.346cm" svg:height="0.962cm" svg:x="12.721cm" svg:y="35.852cm">
          <draw:text-box>
            <text:p>Confirm OTP</text:p>
          </draw:text-box>
        </draw:frame>
        <draw:frame draw:style-name="gr30" draw:text-style-name="P8" draw:layer="layout" svg:width="3.431cm" svg:height="0.962cm" svg:x="13.078cm" svg:y="34.582cm">
          <draw:text-box>
            <text:p>Push OTP</text:p>
          </draw:text-box>
        </draw:frame>
        <draw:custom-shape draw:style-name="gr31" draw:text-style-name="P3" draw:layer="layout" svg:width="5.461cm" svg:height="2.921cm" svg:x="11.962cm" svg:y="34.401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onnector draw:style-name="gr4" draw:text-style-name="P3" draw:layer="layout" svg:x1="42.469cm" svg:y1="22.165cm" svg:x2="35.655cm" svg:y2="22.161cm" draw:start-shape="id31" draw:start-glue-point="3" draw:end-shape="id32" draw:end-glue-point="1" svg:d="M42469 22165h-3408v-4h-3406" svg:viewBox="0 0 6815 5">
          <text:p/>
        </draw:connector>
        <draw:frame draw:style-name="gr32" draw:text-style-name="P8" draw:layer="layout" svg:width="18.811cm" svg:height="0.962cm" svg:x="2.341cm" svg:y="41.313cm">
          <draw:text-box>
            <text:p>Token <text:s/>= FIDAR123MLmkOsKKMc786231QweXjzPPLLARKHTM</text:p>
          </draw:text-box>
        </draw:frame>
        <draw:custom-shape draw:style-name="gr33" draw:text-style-name="P13" xml:id="id32" draw:id="id32" draw:layer="layout" svg:width="2.921cm" svg:height="2.032cm" svg:x="32.734cm" svg:y="21.145cm">
          <text:p text:style-name="P1"><text:span text:style-name="T1">Consumer</text:span></text:p>
          <text:p text:style-name="P1"><text:span text:style-name="T1">OTPRsp</text:span></text:p>
          <draw:enhanced-geometry svg:viewBox="0 0 21600 21600" draw:type="rectangle" draw:enhanced-path="M 0 0 L 21600 0 21600 21600 0 21600 0 0 Z N"/>
        </draw:custom-shape>
        <draw:connector draw:style-name="gr34" draw:text-style-name="P3" draw:layer="layout" draw:line-skew="0.639cm" svg:x1="34.194cm" svg:y1="23.177cm" svg:x2="44.691cm" svg:y2="29.361cm" draw:start-shape="id32" draw:start-glue-point="2" draw:end-shape="id13" svg:d="M34194 23177v3731h10497v2453" svg:viewBox="0 0 10498 6185">
          <text:p/>
        </draw:connector>
        <draw:connector draw:style-name="gr34" draw:text-style-name="P3" draw:layer="layout" svg:x1="28.444cm" svg:y1="10.373cm" svg:x2="32.734cm" svg:y2="22.161cm" draw:start-shape="id19" draw:start-glue-point="8" draw:end-shape="id32" draw:end-glue-point="3" svg:d="M28444 10373h2145v11788h2145" svg:viewBox="0 0 4291 11789">
          <text:p/>
        </draw:connector>
        <draw:custom-shape draw:style-name="gr35" draw:text-style-name="P6" xml:id="id33" draw:id="id33" draw:layer="layout" svg:width="1.651cm" svg:height="2.032cm" svg:x="35.798cm" svg:y="35.798cm">
          <text:p text:style-name="P1">DB</text:p>
          <draw:enhanced-geometry svg:viewBox="0 0 88 21600" draw:glue-points="44 ?f6 44 0 0 10800 44 21600 88 10800" draw:text-areas="0 ?f6 88 ?f3" draw:type="can" draw:modifiers="6353.5661583866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4" draw:text-style-name="P3" draw:layer="layout" svg:x1="33.067cm" svg:y1="37.964cm" svg:x2="35.798cm" svg:y2="36.814cm" draw:start-shape="id30" draw:start-glue-point="4" draw:end-shape="id33" draw:end-glue-point="6" svg:d="M33067 37964v-1150h2731" svg:viewBox="0 0 2732 1151">
          <text:p/>
        </draw:connector>
        <draw:frame draw:style-name="gr11" draw:text-style-name="P7" draw:layer="layout" svg:width="3.175cm" svg:height="0.645cm" svg:x="35.29cm" svg:y="37.947cm">
          <draw:text-box>
            <text:p><text:span text:style-name="T3">tbl_otp_request</text:span></text:p>
          </draw:text-box>
        </draw:frame>
        <draw:custom-shape draw:style-name="gr35" draw:text-style-name="P6" xml:id="id34" draw:id="id34" draw:layer="layout" svg:width="1.651cm" svg:height="2.032cm" svg:x="39.198cm" svg:y="35.799cm">
          <text:p text:style-name="P1">DB</text:p>
          <draw:enhanced-geometry svg:viewBox="0 0 88 21600" draw:glue-points="44 ?f6 44 0 0 10800 44 21600 88 10800" draw:text-areas="0 ?f6 88 ?f3" draw:type="can" draw:modifiers="6353.5661583866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6" draw:text-style-name="P7" draw:layer="layout" svg:width="3.811cm" svg:height="1.039cm" svg:x="38.591cm" svg:y="37.948cm">
          <draw:text-box>
            <text:p><text:span text:style-name="T3">tbl_charge_otp_log</text:span></text:p>
          </draw:text-box>
        </draw:frame>
        <draw:connector draw:style-name="gr4" draw:text-style-name="P3" draw:layer="layout" draw:line-skew="-0.389cm" svg:x1="33.067cm" svg:y1="37.964cm" svg:x2="40.024cm" svg:y2="35.799cm" draw:start-shape="id30" draw:start-glue-point="4" draw:end-shape="id34" draw:end-glue-point="5" svg:d="M33067 37964v-3055h6957v890" svg:viewBox="0 0 6958 3056">
          <text:p/>
        </draw:connector>
        <draw:connector draw:style-name="gr4" draw:text-style-name="P3" draw:layer="layout" draw:line-skew="-1.796cm 0.683cm" svg:x1="26.793cm" svg:y1="10.373cm" svg:x2="29.936cm" svg:y2="34.868cm" draw:start-shape="id19" draw:start-glue-point="6" draw:end-shape="id12" draw:end-glue-point="2" svg:d="M26793 10373h-2298v25679h5441v-1184" svg:viewBox="0 0 5442 25680">
          <text:p/>
        </draw:connector>
        <draw:frame draw:style-name="gr37" draw:text-style-name="P8" draw:layer="layout" svg:width="7.932cm" svg:height="0.962cm" draw:transform="rotate (1.56241874638532) translate (23.352cm 20.839cm)">
          <draw:text-box>
            <text:p>get Unregistered messag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fa" style:country-complex="IR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099cm" fo:page-height="59.4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7T15:00:53.142037835</meta:creation-date>
    <dc:date>2018-02-06T18:22:20.020034122</dc:date>
    <meta:editing-duration>P1DT11H24M43S</meta:editing-duration>
    <meta:editing-cycles>117</meta:editing-cycles>
    <meta:generator>LibreOffice/5.4.4.2$Linux_X86_64 LibreOffice_project/2524958677847fb3bb44820e40380acbe820f960</meta:generator>
    <dc:creator>alireza khatami doost</dc:creator>
    <meta:document-statistic meta:object-count="104"/>
  </office:meta>
</office:document-meta>
</file>